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bold" style:font-weight-asian="bold"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Text_20_body">
      <style:paragraph-properties fo:text-align="justify" style:justify-single-word="false"/>
      <style:text-properties style:font-name="arial" fo:font-weight="normal" style:font-weight-asian="normal" style:font-weight-complex="normal"/>
    </style:style>
    <style:style style:name="P4"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list-style-name="L6">
      <style:paragraph-properties fo:text-align="justify" style:justify-single-word="false"/>
      <style:text-properties style:font-name="arial" fo:font-weight="normal" style:font-weight-asian="normal" style:font-weight-complex="normal"/>
    </style:style>
    <style:style style:name="P6" style:family="paragraph" style:parent-style-name="Text_20_body"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Text_20_body"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Text_20_body" style:list-style-name="L4">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Text_20_body" style:list-style-name="L5">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left="2.501cm" fo:margin-right="0cm" fo:text-align="justify" style:justify-single-word="false" fo:text-indent="-0.635cm" style:auto-text-indent="false"/>
      <style:text-properties style:font-name="Arial" fo:font-size="12pt" fo:font-weight="normal" style:font-size-asian="12pt" style:font-weight-asian="normal" style:font-size-complex="12pt" style:font-weight-complex="normal"/>
    </style:style>
    <style:style style:name="P11" style:family="paragraph" style:parent-style-name="Text_20_body" style:list-style-name="L3">
      <style:paragraph-properties fo:margin-left="0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de programación en C</text:p>
      <text:p text:style-name="P1">Relación – 2</text:p>
      <text:p text:style-name="P2"/>
      <text:list xml:id="list1498451554" text:style-name="L1">
        <text:list-header>
          <text:p text:style-name="P4"/>
        </text:list-header>
        <text:list-item>
          <text:p text:style-name="P6">Crear un programa que mediante un menú admita reservar o cancelar asientos de un avión, así como mostrar qué asientos están ocupados y libres actualmente. El array tendrá 25 filas y 4 columnas.</text:p>
          <text:p text:style-name="P6"/>
        </text:list-item>
        <text:list-item>
          <text:p text:style-name="P6">Escribe un programa que reciba por parámetro un número indeterminado de enteros y los muestre por pantalla ordenados de mayor a menor. Usa una función para realizar la ordenación.</text:p>
          <text:p text:style-name="P6"/>
        </text:list-item>
        <text:list-item>
          <text:p text:style-name="P6">Crea un programa con el siguiente menú:</text:p>
        </text:list-item>
      </text:list>
      <text:list xml:id="list48961470" text:style-name="L2">
        <text:list-item>
          <text:p text:style-name="P7">1 Leer numero</text:p>
        </text:list-item>
        <text:list-item>
          <text:p text:style-name="P7">2 Mostrar array</text:p>
        </text:list-item>
        <text:list-item>
          <text:p text:style-name="P7">3 Salir</text:p>
          <text:p text:style-name="P7">los números deben almacenarse en un array dinámico de enteros con tantas posiciones como números haya leído en ese momento.</text:p>
        </text:list-item>
      </text:list>
      <text:list xml:id="list768458225" text:continue-list="list1498451554" text:style-name="L1">
        <text:list-header>
          <text:p text:style-name="P6"/>
        </text:list-header>
        <text:list-item>
          <text:p text:style-name="P6">Crear un programa que permita almacenar una lista con la información de los giros que dará el robot al seguir un laberinto. Por cada giro hay que registrar:</text:p>
        </text:list-item>
      </text:list>
      <text:list xml:id="list1198042420" text:style-name="L3">
        <text:list-item>
          <text:p text:style-name="P10">direccion <text:s/>// 0 recto 1 derecha 2 izquierda</text:p>
        </text:list-item>
        <text:list-item>
          <text:p text:style-name="P10">velocidad</text:p>
        </text:list-item>
        <text:list-item>
          <text:p text:style-name="P10">tipo_giro <text:s/>// 0 sin intersección 1 con intersección</text:p>
          <text:p text:style-name="P11"><text:s text:c="12"/>El programa debe permitir dar de alta giros en la lista.</text:p>
          <text:p text:style-name="P11"/>
        </text:list-item>
      </text:list>
      <text:list xml:id="list913707417" text:continue-list="list768458225" text:style-name="L1">
        <text:list-item>
          <text:p text:style-name="P6">Modifica el programa anterior para que permita:</text:p>
        </text:list-item>
      </text:list>
      <text:list xml:id="list1668184880" text:style-name="L4">
        <text:list-item>
          <text:p text:style-name="P8">Mostrar toda la información del giro que le pida el usuario.</text:p>
        </text:list-item>
        <text:list-item>
          <text:p text:style-name="P8">Eliminar el último giro realizado.</text:p>
        </text:list-item>
      </text:list>
      <text:list xml:id="list419193323" text:continue-list="list913707417" text:style-name="L1">
        <text:list-header>
          <text:p text:style-name="P6"/>
        </text:list-header>
        <text:list-item>
          <text:p text:style-name="P6">Modifica el programa 3 para que la lista no sea de tamaño fijo, es decir, debe tener la misma longitud que elementos tengamos en ella. (usa una lista con punteros) Además, el programa debe permitir realizar las siguientes acciones:</text:p>
        </text:list-item>
      </text:list>
      <text:list xml:id="list417688874" text:style-name="L5">
        <text:list-item>
          <text:p text:style-name="P9">Dar de alta giros.</text:p>
        </text:list-item>
        <text:list-item>
          <text:p text:style-name="P9">Dar de baja giros.</text:p>
        </text:list-item>
        <text:list-item>
          <text:p text:style-name="P9">Leer los datos del ultimo giro realizado.</text:p>
        </text:list-item>
      </text:list>
      <text:list xml:id="list965004178" text:continue-list="list419193323" text:style-name="L1">
        <text:list-header>
          <text:p text:style-name="P6"/>
        </text:list-header>
      </text:list>
      <text:p text:style-name="P3"><text:bookmark-start text:name="__DdeLink__2_1265893697"/><text:bookmark-end text:name="__DdeLink__2_1265893697"/></text:p>
      <text:list xml:id="list1907150116" text:style-name="L6">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meta:initial-creator>
    <meta:creation-date>2011-10-25T11:41:17</meta:creation-date>
    <dc:date>2011-11-10T17:16:13</dc:date>
    <dc:creator>mario </dc:creator>
    <meta:editing-duration>PT1H23M12S</meta:editing-duration>
    <meta:editing-cycles>16</meta:editing-cycles>
    <meta:generator>LibreOffice/3.4$Linux LibreOffice_project/340m1$Build-302</meta:generator>
    <meta:document-statistic meta:table-count="0" meta:image-count="0" meta:object-count="0" meta:page-count="1" meta:paragraph-count="21" meta:word-count="257" meta:character-count="1413" meta:non-whitespace-character-count="1182"/>
  </office:meta>
</office:document-meta>
</file>